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2000002918876B7CC7881F382.png" manifest:media-type="image/png"/>
  <manifest:file-entry manifest:full-path="Pictures/1000000100000447000002EC76436B066AE2B7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94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as-char" svg:y="-6.2445in" svg:width="7.7126in" svg:height="8.0862in" draw:z-index="0"><draw:image xlink:href="Pictures/1000000100000447000002EC76436B066AE2B7BD.png" xlink:type="simple" xlink:show="embed" xlink:actuate="onLoad" draw:mime-type="image/png"/></draw:frame><text:soft-page-break/><draw:frame draw:style-name="fr2" draw:name="Image2" text:anchor-type="as-char" svg:y="-1.411in" svg:width="6.2075in" svg:height="6.2335in" draw:z-index="1"><draw:image xlink:href="Pictures/1000000100000447000002EC76436B066AE2B7BD.png" xlink:type="simple" xlink:show="embed" xlink:actuate="onLoad" draw:mime-type="image/png"/></draw:frame><text:s/></text:p>
      <text:p text:style-name="P1"><text:span text:style-name="Strong_20_Emphasis"/></text:p>
      <text:p text:style-name="P1"><text:span text:style-name="Strong_20_Emphasis"/></text:p>
      <text:p text:style-name="P1"><text:span text:style-name="Strong_20_Emphasis"/></text:p>
      <text:p text:style-name="P1"><draw:frame draw:style-name="fr1" draw:name="Image3" text:anchor-type="char" svg:width="5.4835in" svg:height="5.4752in" draw:z-index="2"><draw:image xlink:href="Pictures/1000000100000292000002918876B7CC7881F382.png" xlink:type="simple" xlink:show="embed" xlink:actuate="onLoad" draw:mime-type="image/png"/></draw:frame><text:soft-page-break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4T12:54:59.358000000</meta:creation-date>
    <dc:date>2022-12-04T20:39:58.879000000</dc:date>
    <meta:editing-duration>PT7H45M1S</meta:editing-duration>
    <meta:editing-cycles>2</meta:editing-cycles>
    <meta:generator>LibreOffice/7.4.2.3$Windows_X86_64 LibreOffice_project/382eef1f22670f7f4118c8c2dd222ec7ad009daf</meta:generator>
    <meta:document-statistic meta:table-count="0" meta:image-count="3" meta:object-count="0" meta:page-count="3" meta:paragraph-count="1" meta:word-count="0" meta:character-count="1" meta:non-whitespace-character-count="0"/>
  </office:meta>
</office:document-meta>
</file>